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640000004B02C5236E4.png"/>
  <manifest:file-entry manifest:media-type="image/png" manifest:full-path="Pictures/10000201000001FD00000039954130D7.png"/>
  <manifest:file-entry manifest:media-type="image/png" manifest:full-path="Pictures/1000000000000640000004B0FFB7843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pr1" style:family="presentation" style:parent-style-name="Glossy-title">
      <style:graphic-properties draw:fill-color="#ffffff" draw:auto-grow-height="true" fo:min-height="3.506cm"/>
    </style:style>
    <style:style style:name="pr2" style:family="presentation" style:parent-style-name="Glossy-notes">
      <style:graphic-properties draw:fill-color="#ffffff" draw:auto-grow-height="true" fo:min-height="13.364cm"/>
    </style:style>
    <style:style style:name="pr3" style:family="presentation" style:parent-style-name="Glossy-title">
      <style:graphic-properties fo:min-height="3.506cm"/>
    </style:style>
    <style:style style:name="pr4" style:family="presentation" style:parent-style-name="Glossy-outline1">
      <style:graphic-properties fo:min-height="13.859cm"/>
    </style:style>
    <style:style style:name="pr5" style:family="presentation" style:parent-style-name="Glossy-notes">
      <style:graphic-properties draw:fill-color="#ffffff" fo:min-height="13.36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6cm" fo:margin-right="0cm" fo:text-indent="-0.6cm"/>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1">
        <office:forms form:automatic-focus="false" form:apply-design-mode="false"/>
        <draw:frame presentation:style-name="pr1" draw:text-style-name="P1" draw:layer="layout" svg:width="25.199cm" svg:height="3.506cm" svg:x="1.301cm" svg:y="0cm" presentation:class="title">
          <draw:text-box>
            <text:p>Agile techical practices</text:p>
          </draw:text-box>
        </draw:frame>
        <draw:custom-shape draw:style-name="gr1" draw:text-style-name="P2" draw:layer="layout" svg:width="13.97cm" svg:height="5.08cm" svg:x="10.795cm" svg:y="13.97cm">
          <text:p/>
          <draw:enhanced-geometry svg:viewBox="0 0 21600 21600" draw:text-areas="3000 3320 17110 17330" draw:type="cloud-callout" draw:modifiers="24910.113807172 26446.29010037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8cm" svg:y="13.97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24cm" svg:y="17.184cm">
          <draw:image xlink:href="Pictures/10000201000001FD00000039954130D7.png" xlink:type="simple" xlink:show="embed" xlink:actuate="onLoad">
            <text:p/>
          </draw:image>
        </draw:frame>
        <presentation:notes draw:style-name="dp2">
          <draw:page-thumbnail draw:style-name="gr4"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Agile principles</text:p>
          </draw:text-box>
        </draw:frame>
        <draw:frame presentation:style-name="pr4" draw:layer="layout" svg:width="25.199cm" svg:height="13.859cm" svg:x="1.4cm" svg:y="4.914cm" presentation:class="outline">
          <draw:text-box>
            <text:list text:style-name="L3">
              <text:list-item>
                <text:p>TODO</text:p>
              </text:list-item>
            </text:list>
          </draw:text-box>
        </draw:frame>
        <presentation:notes draw:style-name="dp2">
          <draw:page-thumbnail draw:style-name="gr4" draw:layer="layout" svg:width="14.848cm" svg:height="11.135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Agile tools</text:p>
          </draw:text-box>
        </draw:frame>
        <draw:frame presentation:style-name="pr4" draw:layer="layout" svg:width="25.199cm" svg:height="13.859cm" svg:x="1.4cm" svg:y="4.914cm" presentation:class="outline">
          <draw:text-box>
            <text:list text:style-name="L3">
              <text:list-item>
                <text:p>User stories – PivotalTracker (Jira)</text:p>
              </text:list-item>
              <text:list-item>
                <text:p>Refactoring – Intellij IDEA (Eclipse)</text:p>
              </text:list-item>
              <text:list-item>
                <text:p>Code versioning – SVN (etc) + IDEA</text:p>
              </text:list-item>
              <text:list-item>
                <text:p>Unit-tests – JUnit (TestNG, ScalaTest)</text:p>
              </text:list-item>
              <text:list-item>
                <text:p>Acceptance tests – WatirSplash, Selenium</text:p>
              </text:list-item>
              <text:list-item>
                <text:p>Pair programming – see picture</text:p>
              </text:list-item>
              <text:list-item>
                <text:p>Continuous integration - Jenkins</text:p>
              </text:list-item>
            </text:list>
          </draw:text-box>
        </draw:frame>
        <presentation:notes draw:style-name="dp2">
          <office:forms form:automatic-focus="false" form:apply-design-mode="false"/>
          <draw:page-thumbnail draw:style-name="gr4" draw:layer="layout" svg:width="14.848cm" svg:height="11.135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Anti-agile principles</text:p>
          </draw:text-box>
        </draw:frame>
        <draw:frame presentation:style-name="pr4" draw:layer="layout" svg:width="25.199cm" svg:height="15.661cm" svg:x="1.4cm" svg:y="4.914cm" presentation:class="outline" presentation:user-transformed="true">
          <draw:text-box>
            <text:list text:style-name="L3">
              <text:list-item>
                <text:p>Software is done</text:p>
              </text:list-item>
              <text:list-item>
                <text:p>Does it what it should do?</text:p>
              </text:list-item>
              <text:list-item>
                <text:p>Not yet...</text:p>
                <text:p/>
              </text:list-item>
              <text:list-item>
                <text:p>Adding StringUtils.isEmpty() ?.. well, I also add StringUtils.isNotEmpty(), isNull(), isNotNull() - probably some day I need it.</text:p>
                <text:p/>
              </text:list-item>
              <text:list-item>
                <text:p>Pisat' 4 chasa podrjad kod, i lish' zatem nachat' zapuskat'.</text:p>
              </text:list-item>
            </text:list>
          </draw:text-box>
        </draw:frame>
        <presentation:notes draw:style-name="dp2">
          <draw:page-thumbnail draw:style-name="gr4"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11-10-12T09:18:39</meta:creation-date>
    <dc:language>fi-FI</dc:language>
    <meta:editing-cycles>11</meta:editing-cycles>
    <meta:editing-duration>PT1H13M44S</meta:editing-duration>
    <meta:initial-creator>Andrei Solntsev</meta:initial-creator>
    <dc:date>2011-10-18T01:35:55</dc:date>
    <dc:creator>Andrei Solntsev</dc:creator>
    <meta:document-statistic meta:object-count="42"/>
    <meta:user-defined meta:name="Info 1"/>
    <meta:user-defined meta:name="Info 2"/>
    <meta:user-defined meta:name="Info 3"/>
    <meta:user-defined meta:name="Info 4"/>
    <meta:template xlink:type="simple" xlink:actuate="onRequest" xlink:title="" xlink:href="../../../../../../usr/lib/libreoffice/basis3.3/share/template/en-US/presnt/Glossy.otp"/>
  </office:meta>
</office:document-meta>
</file>